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Welcome to the Technology Jungle</text:span></text:p>
      <text:p text:style-name="p3"><text:span text:style-name="c0">===</text:span></text:p>
      <text:p text:style-name="p3"><text:span text:style-name="c0">Historically picking a data store for a new application was a non-event. The paradigm was predetermined: relational database management system (RDBMS). The provider of the RDBMS was predetermined: startups used PostgreSQL or MySQL while many mid-to-large companies went with one of the Big 3 (Oracle, Microsoft or IBM). In fact, even the data modeling process was predetermined by years of experience within the RDBMS paradigm and the associated provider’s preference (like stored procs for many MS SQL Server jobs). There wasn’t any reason to question this. There were few alternatives and those weren’t cheap. Why chose something that is both exotic and expensive?</text:span></text:p>
      <text:p text:style-name="p3"/>
      <text:p text:style-name="p3"><text:span text:style-name="c0">Times have changed. SQL has competitors (or companions as well see later) in the NoSQL space. Stresses like high data volumes, rapid change and developer preferences caused a flood of new paradigms. In their wake many are left confused as to the proper application of the technologies. New tech brings new terms. Sometimes the industry equivocates on terms (we prefer to call it “overloading”). Added to this is that each camp and even more granular each vendor within a camp swears that their product is the best thing since set theory. It becomes hard to tease out fact from marketing. That’s what this book proposes to do.</text:span></text:p>
      <text:p text:style-name="p3"/>
      <text:p text:style-name="p3"><text:span text:style-name="c0">This book will provide a concise description and application of three major technologies related to data storage: NoSQL, New SQL and Big Data. You will learn the relative terms and theories from a 30,000 ft perspective. The goal is to give the reader enough information that they might better focus their research.</text:span></text:p>
      <text:p text:style-name="p3"/>
      <text:p text:style-name="p3"><text:span text:style-name="c0">What Did You Write This?</text:span></text:p>
      <text:p text:style-name="p3"><text:span text:style-name="c0">===</text:span></text:p>
      <text:p text:style-name="p3"><text:span text:style-name="c0">There are two reasons I undertook this project. First, I’ve always enjoyed watching the hipster caulture <text:s/>in </text:span></text:p>
      <text:p text:style-name="p3"/>
      <text:p text:style-name="p3"><text:span text:style-name="c0">A few years back I was honored with the responsibility to extend the Medicare Fraud Detection System for the United States Government. The challenge was “simple”: create a system that allowed the execution of an arbitrary number of fraud models that will read against an arbitrary number of years worth of Medicare claims data. A given fraud model might look at just today’s data; it might look at 3 years worth of data. The models would also have to calculate an arbitrary number of statics to determine if there was fraud. Finally, all of these calculations needed to run within a 24 hr cycle. Downtime was unacceptable. As a result we had to create a system that ran in under 24 hours in case one or more parts failed and required re-execution.</text:span></text:p>
      <text:p text:style-name="p3"/>
      <text:p text:style-name="p3"><text:span text:style-name="c0">All of the traditional, rubber stamped data stores failed to meet these requirements. So we looked elsewhere. We found Hadoop. Hadoop is a product available from Apache labeled under Big Data. In fact it is _the_ pedagogic Big Data solution. We didn’t know Hadoop, but we dove in. Within 3 months (nice for a government job, huh?) we had a working fraud detection system. One component of the new system replaced one of the old. The old took 8 hours to execute. The new took just 45 minutes. We eventually got that down to 30 minutes.</text:span></text:p>
      <text:p text:style-name="p3"/>
      <text:p text:style-name="p3"/>
    </office:text>
  </office:body>
</office:document-content>
</file>